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, Helvetica, 'Gill Sans', Verdana, arial, sans-serif"/>
    <style:font-face style:name="Courier New" svg:font-family="'Courier New'" style:font-family-generic="modern" style:font-pitch="fixed"/>
    <style:font-face style:name="Tekton Pro" svg:font-family="'Tekton Pro'" style:font-pitch="variable"/>
    <style:font-face style:name="Apple Braille" svg:font-family="'Apple Braille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2.2819in"/>
    </style:style>
    <style:style style:name="Table1.B" style:family="table-column">
      <style:table-column-properties style:column-width="4.6396in"/>
    </style:style>
    <style:style style:name="Table1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Tekton Pro" fo:font-size="10.5pt" fo:font-weight="bold" style:font-size-asian="10.5pt" style:font-size-complex="10.5pt"/>
    </style:style>
    <style:style style:name="P2" style:family="paragraph" style:parent-style-name="Table_20_Contents">
      <style:text-properties style:font-name="Tekton Pro" fo:font-size="10.5pt" style:font-size-asian="10.5pt" style:font-size-complex="10.5pt"/>
    </style:style>
    <style:style style:name="P3" style:family="paragraph" style:parent-style-name="Standard">
      <style:text-properties style:font-name="Tekton Pro" fo:font-size="10.5pt" style:font-size-asian="10.5pt" style:font-size-complex="10.5pt"/>
    </style:style>
    <style:style style:name="P4" style:family="paragraph" style:parent-style-name="Standard">
      <style:text-properties style:font-name="Tekton Pro" fo:font-size="10.5pt" style:font-size-asian="10.5pt" style:font-size-complex="10.5pt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Tekton Pro" fo:font-size="10.5pt" style:font-size-asian="10.5pt" style:font-size-complex="10.5pt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ekton Pro" fo:font-size="10.5pt" style:font-size-asian="10.5pt" style:font-size-complex="10.5pt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Tekton Pro" fo:font-size="10.5pt" style:font-size-asian="10.5pt" style:font-size-complex="10.5pt"/>
    </style:style>
    <style:style style:name="P8" style:family="paragraph" style:parent-style-name="Text_20_body" style:list-style-name="L1">
      <style:paragraph-properties fo:margin-left="0.4925in" fo:margin-right="0in" fo:orphans="2" fo:widows="2" fo:text-indent="0in" style:auto-text-indent="false"/>
    </style:style>
    <style:style style:name="P9" style:family="paragraph" style:parent-style-name="Text_20_body">
      <style:paragraph-properties fo:margin-left="0.4925in" fo:margin-right="0in" fo:orphans="2" fo:widows="2" fo:text-indent="0in" style:auto-text-indent="false"/>
      <style:text-properties fo:font-variant="normal" fo:text-transform="none" fo:color="#000000" style:font-name="Tekton Pro" fo:font-size="10.5pt" fo:letter-spacing="normal" fo:font-style="normal" fo:font-weight="normal" style:font-size-asian="10.5pt" style:font-size-complex="10.5pt"/>
    </style:style>
    <style:style style:name="P10" style:family="paragraph" style:parent-style-name="Text_20_body" style:list-style-name="L1">
      <style:paragraph-properties fo:margin-left="0.4925in" fo:margin-right="0in" fo:margin-top="0in" fo:margin-bottom="0in" fo:orphans="2" fo:widows="2" fo:text-indent="0in" style:auto-text-indent="false"/>
    </style:style>
    <style:style style:name="T1" style:family="text">
      <style:text-properties fo:font-variant="normal" fo:text-transform="none" fo:color="#000000" style:font-name="Verdana" fo:font-size="8.75pt" fo:letter-spacing="normal" fo:font-style="normal" fo:font-weight="normal"/>
    </style:style>
    <style:style style:name="T2" style:family="text">
      <style:text-properties fo:font-variant="normal" fo:text-transform="none" fo:color="#000000" fo:font-size="8.75pt" fo:letter-spacing="normal" fo:font-style="normal" fo:font-weight="normal"/>
    </style:style>
    <style:style style:name="T3" style:family="text">
      <style:text-properties fo:font-variant="normal" fo:text-transform="none" fo:color="#000000" style:font-name="Tekton Pro" fo:font-size="8.75pt" fo:letter-spacing="normal" fo:font-style="normal" fo:font-weight="normal"/>
    </style:style>
    <style:style style:name="T4" style:family="text">
      <style:text-properties fo:font-variant="normal" fo:text-transform="none" fo:color="#000000" style:font-name="Tekton Pro" fo:letter-spacing="normal" fo:font-style="normal" fo:font-weight="normal"/>
    </style:style>
    <style:style style:name="T5" style:family="text">
      <style:text-properties fo:font-variant="normal" fo:text-transform="none" fo:color="#000000" style:font-name="Tekton Pro" fo:font-size="10.5pt" fo:letter-spacing="normal" fo:font-style="normal" fo:font-weight="normal" style:font-size-asian="10.5pt" style:font-size-complex="10.5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Process Memory Parameters</text:p>
          </table:table-cell>
          <table:table-cell table:style-name="Table1.B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P2">Eden Space (Heap Memory) </text:p>
          </table:table-cell>
          <table:table-cell table:style-name="Table1.B2" office:value-type="string">
            <text:p text:style-name="P2">Pool from which memory is initially allocated for most objects</text:p>
          </table:table-cell>
        </table:table-row>
        <table:table-row>
          <table:table-cell table:style-name="Table1.A2" office:value-type="string">
            <text:p text:style-name="P2">Survivor Space (Heap Memory) </text:p>
          </table:table-cell>
          <table:table-cell table:style-name="Table1.B2" office:value-type="string">
            <text:p text:style-name="P2">Pool containing objects that have survived GC of eden space.</text:p>
          </table:table-cell>
        </table:table-row>
        <table:table-row>
          <table:table-cell table:style-name="Table1.A2" office:value-type="string">
            <text:p text:style-name="P2">Tenured Generation (Heap Memory)</text:p>
          </table:table-cell>
          <table:table-cell table:style-name="Table1.B2" office:value-type="string">
            <text:p text:style-name="P2">Pool containing objects that have existed for some time in the survivor space.</text:p>
          </table:table-cell>
        </table:table-row>
        <table:table-row>
          <table:table-cell table:style-name="Table1.A2" office:value-type="string">
            <text:p text:style-name="P2">Permanent Generation (Non-Heap)</text:p>
          </table:table-cell>
          <table:table-cell table:style-name="Table1.B2" office:value-type="string">
            <text:p text:style-name="P2">Holds all the reflective data of the virtual machine itself, such as class and method objects. With JVMs that use class data sharing, this generation is divided into read-only and read-write areas. </text:p>
          </table:table-cell>
        </table:table-row>
        <table:table-row>
          <table:table-cell table:style-name="Table1.A2" office:value-type="string">
            <text:p text:style-name="P2">Code Cache (Non-Heap)</text:p>
          </table:table-cell>
          <table:table-cell table:style-name="Table1.B2" office:value-type="string">
            <text:p text:style-name="P2">Memory used for compilation and storage of native code. </text:p>
          </table:table-cell>
        </table:table-row>
      </table:table>
      <text:p text:style-name="P3"/>
      <text:p text:style-name="P3">Mutex vs Semaphore:</text:p>
      <text:p text:style-name="P3"><text:tab/>Mutex – mutual exclusion; keep separate threads from accessing same share mutable resources.</text:p>
      <text:p text:style-name="P3"><text:tab/>Semaphore – signaling agent directing accesses to a resource pool; and in this case, we could be talking about thread pool.</text:p>
      <text:p text:style-name="P3"/>
      <text:p text:style-name="P3">volatile:</text:p>
      <text:p text:style-name="P7"><text:span text:style-name="T4">Declaring a *</text:span><text:span text:style-name="Teletype"><text:span text:style-name="T4">volatile* </text:span></text:span><text:span text:style-name="T4">Java variable means:</text:span></text:p>
      <text:list xml:id="list1839633582" text:style-name="L1">
        <text:list-item>
          <text:p text:style-name="P10"><text:span text:style-name="T5">The value of this variable will </text:span><text:span text:style-name="Strong_20_Emphasis"><text:span text:style-name="T5">never be cached thread-locally</text:span></text:span><text:span text:style-name="T5">: all reads and writes will go straight to "main memory";</text:span></text:p>
        </text:list-item>
        <text:list-item>
          <text:p text:style-name="P8"><text:span text:style-name="T5">Access to the variable </text:span><text:span text:style-name="Strong_20_Emphasis"><text:span text:style-name="T5">acts as though it is enclosed in a </text:span></text:span><text:a xlink:type="simple" xlink:href="http://www.javamex.com/tutorials/synchronization_concurrency_synchronized1.shtml"><text:span text:style-name="Strong_20_Emphasis"><text:span text:style-name="Teletype"><text:span text:style-name="T5">synchronized</text:span></text:span></text:span></text:a><text:a xlink:type="simple" xlink:href="http://www.javamex.com/tutorials/synchronization_concurrency_synchronized1.shtml"><text:span text:style-name="Strong_20_Emphasis"><text:span text:style-name="T5"> block</text:span></text:span></text:a><text:span text:style-name="T5">, synchronized on itself.</text:span></text:p>
        </text:list-item>
      </text:list>
      <text:p text:style-name="P9">We say "acts as though" in the second point, because to the programmer at least (and probably in most JVM implementations) there is no actual lock object involved.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Verdana" svg:font-family="Verdana, Helvetica, 'Gill Sans', Verdana, arial, sans-serif"/>
    <style:font-face style:name="Courier New" svg:font-family="'Courier New'" style:font-family-generic="modern" style:font-pitch="fixed"/>
    <style:font-face style:name="Tekton Pro" svg:font-family="'Tekton Pro'" style:font-pitch="variable"/>
    <style:font-face style:name="Apple Braille" svg:font-family="'Apple Braille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taro Adun</meta:initial-creator>
    <meta:creation-date>2011-07-07T23:33:46</meta:creation-date>
    <dc:date>2011-07-13T10:04:10</dc:date>
    <dc:creator>Entaro Adun</dc:creator>
    <meta:editing-duration>PT1H15M37S</meta:editing-duration>
    <meta:editing-cycles>10</meta:editing-cycles>
    <meta:generator>OpenOffice.org/3.3$Unix OpenOffice.org_project/330m20$Build-9567</meta:generator>
    <meta:document-statistic meta:table-count="1" meta:image-count="0" meta:object-count="0" meta:page-count="1" meta:paragraph-count="20" meta:word-count="207" meta:character-count="1301"/>
  </office:meta>
</office:document-meta>
</file>